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59d9"/>
    </style:style>
    <style:style style:name="P2" style:family="paragraph" style:parent-style-name="Standard">
      <style:text-properties officeooo:paragraph-rsid="00204d69"/>
    </style:style>
    <style:style style:name="P3" style:family="paragraph" style:parent-style-name="Standard">
      <style:paragraph-properties fo:text-align="center" style:justify-single-word="false"/>
      <style:text-properties officeooo:paragraph-rsid="001e59d9"/>
    </style:style>
    <style:style style:name="P4" style:family="paragraph" style:parent-style-name="Standard">
      <style:paragraph-properties fo:text-align="center" style:justify-single-word="false"/>
      <style:text-properties officeooo:paragraph-rsid="00204d69"/>
    </style:style>
    <style:style style:name="P5" style:family="paragraph" style:parent-style-name="Standard">
      <style:paragraph-properties fo:text-align="start" style:justify-single-word="false"/>
      <style:text-properties officeooo:paragraph-rsid="00204d69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04d6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paragraph-rsid="00204d69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210021"/>
    </style:style>
    <style:style style:name="T1" style:family="text">
      <style:text-properties officeooo:rsid="001e59d9"/>
    </style:style>
    <style:style style:name="T2" style:family="text">
      <style:text-properties officeooo:rsid="00204d69"/>
    </style:style>
    <style:style style:name="T3" style:family="text">
      <style:text-properties officeooo:rsid="00210021"/>
    </style:style>
    <style:style style:name="T4" style:family="text">
      <style:text-properties officeooo:rsid="00232a7e"/>
    </style:style>
    <style:style style:name="T5" style:family="text">
      <style:text-properties officeooo:rsid="0023fa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POLITECHNIKA ŚLĄSKA</text:span></text:p>
      <text:p text:style-name="P3"><text:span text:style-name="T1">WYDZIAŁ AUTOMATYKI, ELEKTRONIKI I INFORMATYKI</text:span></text:p>
      <text:p text:style-name="P4"><text:span text:style-name="T2">KIERUNEK INFORMATYKA</text:span></text:p>
      <text:p text:style-name="P1"><text:span text:style-name="T1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pan text:style-name="T2">PROJEKT INŻYNIERSKI</text:span></text:p>
      <text:p text:style-name="P1"><text:span text:style-name="T1"/></text:p>
      <text:p text:style-name="P7"><text:span text:style-name="T1">NARZĘDZIE DO ANALIZY JAKOŚCI TEKSTU W OPARCIU O METODY POZYCJONOWANIA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2">Autor: Wojciech Bożek</text:span></text:p>
      <text:p text:style-name="P1"><text:span text:style-name="T1">Promotor: dr inż. Michał Maćkowski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2">Spis treści:</text:span></text:p>
      <text:p text:style-name="P2"><text:span text:style-name="T2">1. Wstęp</text:span></text:p>
      <text:p text:style-name="P2"><text:span text:style-name="T2"><text:tab/>1.1. Uzasadnienie wyboru pracy i jej cel.</text:span></text:p>
      <text:p text:style-name="P2"><text:span text:style-name="T2"><text:tab/>1.2. Ważne pojęcia z perspektywy tematu</text:span></text:p>
      <text:p text:style-name="P2"><text:span text:style-name="T2">2. Analiza tematu</text:span></text:p>
      <text:p text:style-name="P2"><text:span text:style-name="T2"><text:tab/></text:span><text:span text:style-name="T3">2.1. </text:span><text:span text:style-name="T5">Analiza tekstu pod względem metod pozycjonowania.</text:span></text:p>
      <text:p text:style-name="P2"><text:span text:style-name="T2"><text:tab/></text:span><text:span text:style-name="T3">2.2</text:span><text:span text:style-name="T2">. Zapoznanie się z metodami i zasadami pozycjonowania</text:span></text:p>
      <text:p text:style-name="P2"><text:span text:style-name="T2"><text:tab/>2.</text:span><text:span text:style-name="T3">3.</text:span><text:span text:style-name="T2"> Zapoznanie się z narzędziami do analizy jakości tekstu</text:span></text:p>
      <text:p text:style-name="P2"><text:span text:style-name="T3">3</text:span><text:span text:style-name="T2">. Projekt i implementacja biblioteki analizującej tekst</text:span></text:p>
      <text:p text:style-name="P2"><text:span text:style-name="T2"><text:tab/></text:span><text:span text:style-name="T4">3.1. Wybrane technologie</text:span></text:p>
      <text:p text:style-name="P2"><text:span text:style-name="T3"><text:tab/>3.</text:span><text:span text:style-name="T4">2</text:span><text:span text:style-name="T3">. Wykorzystane gemy</text:span></text:p>
      <text:p text:style-name="P8"><text:span text:style-name="T3"><text:tab/>3.</text:span><text:span text:style-name="T4">3</text:span><text:span text:style-name="T3">. Stuktura danych</text:span></text:p>
      <text:p text:style-name="P8"><text:span text:style-name="T3"><text:tab/>3.</text:span><text:span text:style-name="T4">4</text:span><text:span text:style-name="T3">. TDD – opis i wnioski</text:span></text:p>
      <text:p text:style-name="P8"><text:span text:style-name="T3"><text:tab/>3.</text:span><text:span text:style-name="T4">5</text:span><text:span text:style-name="T3"> Refactoring</text:span></text:p>
      <text:p text:style-name="P2"><text:span text:style-name="T2">4. Projekt i implementacja przykładowej aplikacji wykorzystującej bibliotekę</text:span></text:p>
      <text:p text:style-name="P2"><text:span text:style-name="T2"><text:tab/></text:span><text:span text:style-name="T4">4.1. Framework Ruby on Rails</text:span></text:p>
      <text:p text:style-name="P2"><text:span text:style-name="T4"><text:tab/>4.2. Implementacja i wyglą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ciech Bożek</meta:initial-creator>
    <meta:creation-date>2012-12-17T22:19:28</meta:creation-date>
    <dc:date>2012-12-18T01:59:30</dc:date>
    <dc:creator>Wojciech Bożek</dc:creator>
    <meta:editing-duration>PT1H25M17S</meta:editing-duration>
    <meta:editing-cycles>1</meta:editing-cycles>
    <meta:document-statistic meta:table-count="0" meta:image-count="0" meta:object-count="0" meta:page-count="2" meta:paragraph-count="24" meta:word-count="114" meta:character-count="821" meta:non-whitespace-character-count="716"/>
    <meta:generator>LibreOffice/3.6$Linux_X86_64 LibreOffice_project/360m1$Build-2</meta:generator>
  </office:meta>
</office:document-meta>
</file>